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7497064537304784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9556738480519983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080492119218518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5195786602153627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9687936780054011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54972899640035309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2995434650958845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1351036085944739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467714" text:continue-list="list32995434650958845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793544727473906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46271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48481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47083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479341"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462107"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0733264928685458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395162311919311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67469043578449309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48642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21453818636873382"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20598640154915029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107757129026481830" text:style-name="L15">
        <text:list-item>
          <text:list>
            <text:list-header>
              <text:p text:style-name="P183">1.5 miles averaging about 9:40/mile and rest 1 min</text:p>
            </text:list-header>
          </text:list>
        </text:list-item>
      </text:list>
      <text:p text:style-name="P24">1 mile in 8:26 and rest 2 min</text:p>
      <text:list xml:id="list86437400755869243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8716666839515998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487400"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449887959038527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31639614826118220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2491862951021627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469587" text:continue-list="list7316396148261182202" text:style-name="L19">
        <text:list-item>
          <text:list>
            <text:list-header>
              <text:p text:style-name="P187">(Pace*HR)=1240</text:p>
            </text:list-header>
          </text:list>
        </text:list-item>
      </text:list>
      <text:list xml:id="list33457135" text:continue-list="list14498879590385270" text:style-name="L18">
        <text:list-item>
          <text:list>
            <text:list-header>
              <text:p text:style-name="P186">2 miles at 10:46/mile Ave HR= 121 bpm and rest a few minutes</text:p>
            </text:list-header>
          </text:list>
        </text:list-item>
      </text:list>
      <text:list xml:id="list33483501" text:continue-list="list3346958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45713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0573717577830677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40564940721690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0893741505051906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17963468599430135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59699353471949748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2817119942734038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466235"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46645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7334874131198532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491628388885650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8136723643847762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6614094998133102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27114063771490432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53457238004457105" text:style-name="L32">
        <text:list-item>
          <text:list>
            <text:list-header>
              <text:p text:style-name="P197">0.25 miles in 2:54</text:p>
              <text:p text:style-name="P197">1 mile in 9:21 going faster as I ran and ending at around 8:30 pace</text:p>
            </text:list-header>
          </text:list>
        </text:list-item>
      </text:list>
      <text:list xml:id="list599208778023697556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0022752787230696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0285654291320715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8353953430372221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7566421292804751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97429735062030735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40710988155722282"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4T13:21:52.82</dc:date>
    <dc:creator>James Lombardi</dc:creator>
    <meta:editing-duration>P29DT4H31M6S</meta:editing-duration>
    <meta:editing-cycles>2173</meta:editing-cycles>
    <meta:generator>OpenOffice/4.1.2$Win32 OpenOffice.org_project/412m3$Build-9782</meta:generator>
    <meta:document-statistic meta:table-count="0" meta:image-count="9" meta:object-count="0" meta:page-count="215" meta:paragraph-count="6293" meta:word-count="67859" meta:character-count="347266"/>
  </office:meta>
</office:document-meta>
</file>